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012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/>
          <table:table-cell office:value-type="string" calcext:value-type="string">
            <text:p>Population d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string" calcext:value-type="string">
            <text:p>Incidence Rat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5"/>
          <table:table-cell office:value-type="string" calcext:value-type="string">
            <text:p>X 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3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80" calcext:value-type="float">
            <text:p>58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2</text:p>
          </table:table-cell>
          <table:table-cell office:value-type="string" calcext:value-type="string">
            <text:p>3,57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,5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3</text:p>
          </table:table-cell>
          <table:table-cell office:value-type="string" calcext:value-type="string">
            <text:p>370,141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3,558.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3</text:p>
          </table:table-cell>
          <table:table-cell office:value-type="string" calcext:value-type="string">
            <text:p>1,66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704.4" calcext:value-type="float">
            <text:p>704.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33</text:p>
          </table:table-cell>
          <table:table-cell office:value-type="string" calcext:value-type="string">
            <text:p>73,120</text:p>
          </table:table-cell>
          <table:table-cell office:value-type="string" calcext:value-type="string">
            <text:p>1,328</text:p>
          </table:table-cell>
          <table:table-cell table:number-columns-repeated="2"/>
          <table:table-cell office:value-type="string" calcext:value-type="string">
            <text:p>15,976.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27.2" calcext:value-type="float">
            <text:p>627.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33</text:p>
          </table:table-cell>
          <table:table-cell office:value-type="string" calcext:value-type="string">
            <text:p>55,920</text:p>
          </table:table-cell>
          <table:table-cell office:value-type="string" calcext:value-type="string">
            <text:p>1,515</text:p>
          </table:table-cell>
          <table:table-cell table:number-columns-repeated="2"/>
          <table:table-cell office:value-type="string" calcext:value-type="string">
            <text:p>14,216.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3</text:p>
          </table:table-cell>
          <table:table-cell office:value-type="string" calcext:value-type="string">
            <text:p>2,549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87.8" calcext:value-type="float">
            <text:p>87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33</text:p>
          </table:table-cell>
          <table:table-cell office:value-type="float" office:value="860" calcext:value-type="float">
            <text:p>860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11,258.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33</text:p>
          </table:table-cell>
          <table:table-cell office:value-type="string" calcext:value-type="string">
            <text:p>3,860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string" calcext:value-type="string">
            <text:p>13,037.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572,810</text:p>
          </table:table-cell>
          <table:table-cell office:value-type="string" calcext:value-type="string">
            <text:p>4,64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1,567.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36,8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33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91,4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,5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6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02,6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7.5" calcext:value-type="float">
            <text:p>237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.4" calcext:value-type="float">
            <text:p>4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2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9" calcext:value-type="float">
            <text:p>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.1" calcext:value-type="float">
            <text:p>6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3,5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5,068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2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3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15.7" calcext:value-type="float">
            <text:p>115.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23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49.7" calcext:value-type="float">
            <text:p>149.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384.5" calcext:value-type="float">
            <text:p>384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307.5" calcext:value-type="float">
            <text:p>307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.8" calcext:value-type="float">
            <text:p>2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9" calcext:value-type="float">
            <text:p>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4,141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4.3" calcext:value-type="float">
            <text:p>64.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580,526</text:p>
          </table:table-cell>
          <table:table-cell office:value-type="string" calcext:value-type="string">
            <text:p>5,272</text:p>
          </table:table-cell>
          <table:table-cell/>
          <table:table-cell office:value-type="float" office:value="758" calcext:value-type="float">
            <text:p>758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900,802</text:p>
          </table:table-cell>
          <table:table-cell table:number-columns-repeated="101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2:04</meta:creation-date>
    <dc:date>2018-09-01T09:02:04</dc:date>
    <meta:generator>LibreOffice/5.1.6.2$Linux_X86_64 LibreOffice_project/10m0$Build-2</meta:generator>
    <meta:document-statistic meta:table-count="1" meta:cell-count="39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